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12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31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2" style:family="table-cell" style:parent-style-name="Default">
      <style:table-cell-properties fo:background-color="#b2b2b2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3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31"/>
          <table:covered-table-cell table:style-name="ce32"/>
          <table:table-cell table:number-columns-repeated="14"/>
        </table:table-row>
        <table:table-row table:style-name="ro2">
          <table:table-cell/>
          <table:table-cell table:style-name="ce10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32"/>
          <table:covered-table-cell table:number-columns-repeated="3" table:style-name="ce37"/>
          <table:covered-table-cell table:style-name="ce40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2" svg:width="28.99mm" svg:height="9.91mm" svg:x="90.49mm" svg:y="6.82mm" draw:caption-point-x="-6.1mm" draw:caption-point-y="8.36m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2" svg:width="28.99mm" svg:height="6.69mm" svg:x="120.12mm" svg:y="6.82mm" draw:caption-point-x="-6.1mm" draw:caption-point-y="8.36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2" svg:width="28.99mm" svg:height="17.81mm" svg:x="291.43mm" svg:y="6.82mm" draw:caption-point-x="-6.1mm" draw:caption-point-y="8.36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33" table:number-columns-repeated="2"/>
          <table:table-cell/>
        </table:table-row>
        <table:table-row table:style-name="ro2">
          <table:table-cell/>
          <table:table-cell table:style-name="ce26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33"/>
          <table:covered-table-cell table:style-name="ce16"/>
          <table:covered-table-cell table:number-columns-repeated="2" table:style-name="ce33"/>
          <table:covered-table-cell table:style-name="ce18"/>
          <table:covered-table-cell table:number-columns-repeated="3" table:style-name="ce33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33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26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18:42.782300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19:26.224702602</dc:date>
    <meta:editing-duration>PT5H20M17S</meta:editing-duration>
    <meta:editing-cycles>54</meta:editing-cycles>
    <meta:document-statistic meta:table-count="1" meta:cell-count="64" meta:object-count="0"/>
  </office:meta>
</office:document-meta>
</file>